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URW Palladio L2" svg:font-family="'URW Palladio L'" style:font-pitch="variable"/>
    <style:font-face style:name="URW Palladio L" svg:font-family="'URW Palladio L'" style:font-adornments="Bold" style:font-pitch="variable"/>
    <style:font-face style:name="URW Palladio L1" svg:font-family="'URW Palladio L'" style:font-adornments="Roman" style:font-pitch="variable"/>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8.766cm" fo:margin-left="-0.646cm" fo:margin-right="-1.122cm" table:align="margins" fo:keep-with-next="always"/>
    </style:style>
    <style:style style:name="Table1.A" style:family="table-column">
      <style:table-column-properties style:column-width="7.124cm" style:rel-column-width="24879*"/>
    </style:style>
    <style:style style:name="Table1.B" style:family="table-column">
      <style:table-column-properties style:column-width="2.475cm" style:rel-column-width="8642*"/>
    </style:style>
    <style:style style:name="Table1.C" style:family="table-column">
      <style:table-column-properties style:column-width="0.764cm" style:rel-column-width="2667*"/>
    </style:style>
    <style:style style:name="Table1.N" style:family="table-column">
      <style:table-column-properties style:column-width="0.767cm" style:rel-column-width="2677*"/>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background-color="#e6e6e6" fo:padding="0.097cm" fo:border-left="0.002cm solid #000000" fo:border-right="none" fo:border-top="none" fo:border-bottom="0.002cm solid #000000">
        <style:background-image/>
      </style:table-cell-properties>
    </style:style>
    <style:style style:name="Table1.C2"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N2"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N3" style:family="table-cell">
      <style:table-cell-properties fo:padding="0.097cm" fo:border-left="0.002cm solid #000000" fo:border-right="0.002cm solid #000000" fo:border-top="none" fo:border-bottom="0.002cm solid #000000"/>
    </style:style>
    <style:style style:name="Table1.D6" style:family="table-cell">
      <style:table-cell-properties fo:background-color="transparent" fo:padding="0.097cm" fo:border-left="0.002cm solid #000000" fo:border-right="none" fo:border-top="none" fo:border-bottom="0.002cm solid #000000">
        <style:background-image/>
      </style:table-cell-properties>
    </style:style>
    <style:style style:name="Table1.N1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start" style:justify-single-word="false"/>
    </style:style>
    <style:style style:name="P2" style:family="paragraph" style:parent-style-name="Text_20_body">
      <style:paragraph-properties fo:break-before="page"/>
    </style:style>
    <style:style style:name="P3" style:family="paragraph" style:parent-style-name="Index_20_Heading">
      <style:paragraph-properties fo:break-before="page"/>
    </style:style>
    <style:style style:name="P4" style:family="paragraph" style:parent-style-name="BoSc.Text">
      <style:paragraph-properties>
        <style:tab-stops/>
      </style:paragraph-properties>
    </style:style>
    <style:style style:name="P5" style:family="paragraph" style:parent-style-name="Index_20_1">
      <style:paragraph-properties>
        <style:tab-stops>
          <style:tab-stop style:position="16.49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Table">
      <style:paragraph-properties fo:margin-left="0cm" fo:margin-right="-1.148cm" fo:text-align="end" style:justify-single-word="false" fo:text-indent="0cm" style:auto-text-indent="false"/>
    </style:style>
    <style:style style:name="P8" style:family="paragraph" style:parent-style-name="Standard">
      <style:paragraph-properties fo:text-align="center" style:justify-single-word="false"/>
      <style:text-properties style:font-name="Arial2" fo:font-size="18pt" style:font-size-asian="18pt" style:font-size-complex="18pt"/>
    </style:style>
    <style:style style:name="P9" style:family="paragraph" style:parent-style-name="Standard">
      <style:paragraph-properties fo:text-align="center" style:justify-single-word="false"/>
      <style:text-properties style:font-name="Arial2"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rial2"/>
    </style:style>
    <style:style style:name="P11" style:family="paragraph" style:parent-style-name="Standard" style:master-page-name="First_20_Page">
      <style:paragraph-properties fo:text-align="center" style:justify-single-word="false" style:page-number="auto"/>
      <style:text-properties style:font-name="Arial2" fo:font-size="20pt" fo:font-weight="bold" style:font-size-asian="20pt" style:font-weight-asian="bold" style:font-size-complex="20pt" style:font-weight-complex="bold"/>
    </style:style>
    <style:style style:name="P12" style:family="paragraph" style:parent-style-name="Contents_20_2">
      <style:paragraph-properties>
        <style:tab-stops>
          <style:tab-stop style:position="16.298cm"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Heading_20_1" style:list-style-name="">
      <style:paragraph-properties fo:text-align="start" style:justify-single-word="fals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6.799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3">
      <style:paragraph-properties>
        <style:tab-stops>
          <style:tab-stop style:position="15.898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concordance."/>
      <text:p text:style-name="P11">Pflichtenheft</text:p>
      <text:p text:style-name="P8"/>
      <text:p text:style-name="P8"/>
      <text:p text:style-name="P8"/>
      <text:p text:style-name="P8"/>
      <text:p text:style-name="P9">Bachelor-Arbeit</text:p>
      <text:p text:style-name="P9">Christoph Gnip</text:p>
      <text:p text:style-name="P9"/>
      <text:p text:style-name="P9"/>
      <text:p text:style-name="P9"/>
      <text:p text:style-name="P9"/>
      <text:p text:style-name="P9">Entwicklung eines 3D-Scanners zur berührungslosen Abtastung geometrischer Patientenkenndaten mittels bildgebender Verfahren</text:p>
      <text:p text:style-name="P8"/>
      <text:p text:style-name="P8"/>
      <text:p text:style-name="P8"/>
      <text:p text:style-name="P9">Projekttitel: 3D-Scan</text:p>
      <text:p text:style-name="P2"/>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Heading">Inhaltsverzeichnis</text:p>
          </text:index-title>
          <text:p text:style-name="P16">1 Allgemeines<text:tab/>4</text:p>
          <text:p text:style-name="P12">1.1 Inhalt<text:tab/>4</text:p>
          <text:p text:style-name="P16">2 Zielbestimmungen<text:tab/>5</text:p>
          <text:p text:style-name="P12">2.1 Musskriterien<text:tab/>5</text:p>
          <text:p text:style-name="P12">2.2 Wunschkriterien<text:tab/>5</text:p>
          <text:p text:style-name="P12">2.3 Abgrenzungskriterien<text:tab/>6</text:p>
          <text:p text:style-name="P12">2.4 Anwendungsbereiche<text:tab/>6</text:p>
          <text:p text:style-name="P12">2.5 Zielgruppen<text:tab/>6</text:p>
          <text:p text:style-name="P16">3 Systemkenndaten<text:tab/>7</text:p>
          <text:p text:style-name="P12">3.1 Algorithmus<text:tab/>7</text:p>
          <text:p text:style-name="P18">3.1.1 Simulation des Algorithmus<text:tab/>7</text:p>
          <text:p text:style-name="P18">3.1.2 Verifizierung des Algorithmus und Vermessung der Szene<text:tab/>7</text:p>
          <text:p text:style-name="P12">3.2 Hardware<text:tab/>8</text:p>
          <text:p text:style-name="P18">3.2.1 Minicluster (Kameraanordnung und Beleuchtung)<text:tab/>8</text:p>
          <text:p text:style-name="P17">3.2.1.1 Szenenbeleuchtung und Schattenerzeugung<text:tab/>8</text:p>
          <text:p text:style-name="P18">3.2.3 Hardwareplattform<text:tab/>8</text:p>
          <text:p text:style-name="P12">3.3 Software<text:tab/>9</text:p>
          <text:p text:style-name="P18">3.3.1 Übertragung zum PC<text:tab/>9</text:p>
          <text:p text:style-name="P17">3.3.1.1 Serverprogramm<text:tab/>9</text:p>
          <text:p text:style-name="P17">3.3.1.2 Clientprogramm<text:tab/>10</text:p>
          <text:p text:style-name="P18">3.3.2 Simulationsdaten<text:tab/>10</text:p>
          <text:p text:style-name="P12">4 Benutzeroberfläche<text:tab/>11</text:p>
          <text:p text:style-name="P18">4.1 Benuztermodell<text:tab/>11</text:p>
          <text:p text:style-name="P18">4.2 Kommunikationstrategie<text:tab/>11</text:p>
          <text:p text:style-name="P18">4.3 Kommunikationsaufbau<text:tab/>11</text:p>
          <text:p text:style-name="P18">4.4 Benuzterdokumentation<text:tab/>11</text:p>
          <text:p text:style-name="P16">5. Qualitätsziele<text:tab/>11</text:p>
          <text:p text:style-name="P12">5.1 Recherchen und Stand der Technik<text:tab/>11</text:p>
          <text:p text:style-name="P12">5.2 Dokumentation<text:tab/>12</text:p>
          <text:p text:style-name="P16"><text:soft-page-break/>6 Entwicklungswerkzeuge<text:tab/>12</text:p>
          <text:p text:style-name="P12">6.1. Hardware-Entwicklungswerkzeuge<text:tab/>12</text:p>
          <text:p text:style-name="P12">6.2 Software-Entwicklungswerkzeuge<text:tab/>12</text:p>
          <text:p text:style-name="P16">7. Projektmanagement<text:tab/>13</text:p>
          <text:p text:style-name="P16">8. Anhänge<text:tab/>14</text:p>
          <text:p text:style-name="P12">8.1 Abkürzungen<text:tab/>14</text:p>
          <text:p text:style-name="P12">8.2 Glossar<text:tab/>14</text:p>
          <text:p text:style-name="P12">8.3 Literaturquellen<text:tab/>14</text:p>
        </text:index-body>
      </text:table-of-content>
      <text:p text:style-name="Standard"/>
      <text:h text:style-name="P15" text:outline-level="1">1 Allgemeines</text:h>
      <text:p text:style-name="BoSc.Text">Dieses Dokument enthält die ausführliche Beschreibung der Bachelorarbeit von Christoph Gnip. Das Dokument ist in Form eines Pflichtenheftes aufgebaut und basiert auf dem Lastenheft DokNr.: 012-437-0301-06.</text:p>
      <text:h text:style-name="Heading_20_2" text:outline-level="2">1.1 Inhalt</text:h>
      <text:p text:style-name="BoSc.Text">Bildgebende Verfahren stellen in der modernen Medizin ein wesentliches Werkzeug zur Diagnostik und Kenndatenaufzeichnung dar. Währen bildgebende Systeme wie Magnet-Resonanz-Tomografie oder Ultraschall-Geräte zur Diagnostik dienen, werden 2D-Scanner oder 3D-Scanner verwendet, um Kenndaten wie geometrische Dimensionen, Position oder Lage von Patienten oder Instrumenten zu ermitteln. Scanner werden zum Beispiel mit Digitalkameras und bewegten Laserpunkten realisiert.</text:p>
      <text:p text:style-name="BoSc.Text">Mit der Bachelorarbeit von Herrn Gnip soll ein Beitrag zur Entwicklung eines neuartigen 3D-Scanners geleistet werden. Der Scanner besteht aus einer Vielzahl von Bildsensoren, die zu einer Multisensorkamera bzw. einem Cluster zusammengeschalter sind. Jeder Cluster betrachtet eine Szene, in welcher sich beispielsweise Instrumente oder Patienten oder beide befinden und geometrische Kenndaten der Szene ermittelt werden müssen. Jeder einzelne Bildsensor betrachtet hierzu einen Teilausschnitt der Szene, die sich mit der Teilszene des benachbarten Sensors überschneidet.</text:p>
      <text:h text:style-name="P15" text:outline-level="1">2 Zielbestimmungen</text:h>
      <text:p text:style-name="BoSc.Text">Die nachfolgenden Formulierungen der Zielbestimmungen beschreiben die Aufgabenstellung aus Sicht des Auftragnehmer.</text:p>
      <text:h text:style-name="Heading_20_2" text:outline-level="2">2.1 <text:alphabetical-index-mark-start text:id="IMark59839192"/><text:alphabetical-index-mark-start text:id="IMark59840456"/><text:alphabetical-index-mark-start text:id="IMark59857784"/><text:alphabetical-index-mark-start text:id="IMark59841192"/>Musskriterien<text:alphabetical-index-mark-end text:id="IMark59841192"/><text:alphabetical-index-mark-end text:id="IMark59857784"/><text:alphabetical-index-mark-end text:id="IMark59840456"/><text:alphabetical-index-mark-end text:id="IMark59839192"/></text:h>
      <text:p text:style-name="BoSc.Text">Als Entwicklungsplattform für das FPGA ist die Entwicklungsumgebung Quartus II des Hersteller ALTERA zu verwenden. Die Verifikation des Algorithmen soll unter Quartus II durchgeführt werden. Hierzu ist ein Tool zu entwickeln, das Bitmap-Bilddatein als Stimulidaten für den Quartus-Simulator erzeugt und umgekehrt aus den Simulationsergebnissen entsprechende Bilder im Bitmap-Format erzeugt. Die Algorithmen sind so auszuführen, dass die konform sind, mit den <text:alphabetical-index-mark-start text:id="IMark59839528"/><text:alphabetical-index-mark-start text:id="IMark59858120"/><text:alphabetical-index-mark-start text:id="IMark59842232"/><text:alphabetical-index-mark-start text:id="IMark59840712"/>Software<text:alphabetical-index-mark-end text:id="IMark59840712"/><text:alphabetical-index-mark-end text:id="IMark59842232"/><text:alphabetical-index-mark-end text:id="IMark59858120"/><text:alphabetical-index-mark-end text:id="IMark59839528"/>-Modul-Schnittstellen (SMS) der Entwicklungsumgebung <text:alphabetical-index-mark-start text:id="IMark59860344"/>MiniQuadrix<text:alphabetical-index-mark-end text:id="IMark59860344"/>.</text:p>
      <text:p text:style-name="BoSc.Text">Die Ergebnisse der Arbeit sollen geeignet sein, einen beliebig großen Cluster nxm {n,m=1...216} zu betreiben. Das bedeutet, in den Algorithmen sind ggf. Nachbarschaftsverhältnisse anderer Bildsensoren zu berücksichtigen.</text:p>
      <text:p text:style-name="BoSc.Text">Zur <text:alphabetical-index-mark-start text:id="IMark59808920"/><text:alphabetical-index-mark-start text:id="IMark59835192"/><text:alphabetical-index-mark-start text:id="IMark59858120"/><text:alphabetical-index-mark-start text:id="IMark59842232"/>Software<text:alphabetical-index-mark-end text:id="IMark59842232"/><text:alphabetical-index-mark-end text:id="IMark59858120"/><text:alphabetical-index-mark-end text:id="IMark59835192"/><text:alphabetical-index-mark-end text:id="IMark59808920"/>entwicklung sind ausschließlich die bereits vorhandenen Hardwaretreiber der Baugruppe zu verwenden. Sollten diese nicht genügen ist Kontakt zu Herrn Brinker auszunehmen.</text:p>
      <text:h text:style-name="Heading_20_2" text:outline-level="2">2.2 <text:alphabetical-index-mark-start text:id="IMark59857784"/><text:alphabetical-index-mark-start text:id="IMark59841896"/><text:alphabetical-index-mark-start text:id="IMark59838472"/><text:alphabetical-index-mark-start text:id="IMark59839096"/>Wunschkriterien<text:alphabetical-index-mark-end text:id="IMark59839096"/><text:alphabetical-index-mark-end text:id="IMark59838472"/><text:alphabetical-index-mark-end text:id="IMark59841896"/><text:alphabetical-index-mark-end text:id="IMark59857784"/></text:h>
      <text:p text:style-name="BoSc.Text">Zur Veranschaulichung der Rechenergebnisse ist eine 3D- Darstellung der Ergebnisse in Falschfarben auf einem Display hilfreich. Sofern es der Zeitrahmen ermöglicht, ist vom Auftragnehmer eine entsprechende <text:alphabetical-index-mark-start text:id="IMark59857784"/><text:alphabetical-index-mark-start text:id="IMark59840744"/><text:alphabetical-index-mark-start text:id="IMark59838472"/><text:alphabetical-index-mark-start text:id="IMark59839096"/>Software<text:alphabetical-index-mark-end text:id="IMark59839096"/><text:alphabetical-index-mark-end text:id="IMark59838472"/><text:alphabetical-index-mark-end text:id="IMark59840744"/><text:alphabetical-index-mark-end text:id="IMark59857784"/> zu entwickeln, um die Daten über den VGA- Anschluss des <text:alphabetical-index-mark-start text:id="IMark59860856"/>MiniQuadrix<text:alphabetical-index-mark-end text:id="IMark59860856"/>-Moduls oder via TCP/ IP auf einem PC darzustellen. Als Datenformat auf dem PC wäre zudem ein STL-CAD-Format wünschenswert.</text:p>
      <text:h text:style-name="Heading_20_2" text:outline-level="2"><text:soft-page-break/>2.3 <text:alphabetical-index-mark-start text:id="IMark59840280"/><text:alphabetical-index-mark-start text:id="IMark59841080"/><text:alphabetical-index-mark-start text:id="IMark59838808"/><text:alphabetical-index-mark-start text:id="IMark59839432"/>Abgrenzungskriterien<text:alphabetical-index-mark-end text:id="IMark59839432"/><text:alphabetical-index-mark-end text:id="IMark59838808"/><text:alphabetical-index-mark-end text:id="IMark59841080"/><text:alphabetical-index-mark-end text:id="IMark59840280"/></text:h>
      <text:p text:style-name="BoSc.Text">Algorithmen und Testanordnungen welche bereits in der Arbeitsgruppe BuS entwickelt wurden sind einzusetzen und nicht neu zu erfinden. Es dürfen/ sollen alle bereits erbrachten Arbeitsergebnisse der Arbeitsgruppe BuS genutzt werden und in der Bachelorarbeit von Herrn Gnip mit entsprechender Quellenangabe verwendet werden.</text:p>
      <text:h text:style-name="Heading_20_2" text:outline-level="2">2.4 Anwendungsbereiche</text:h>
      <text:p text:style-name="BoSc.Text">Die Baugruppe des <text:alphabetical-index-mark-start text:id="IMark59838696"/><text:alphabetical-index-mark-start text:id="IMark59858120"/><text:alphabetical-index-mark-start text:id="IMark59839944"/><text:alphabetical-index-mark-start text:id="IMark59860120"/>Minicluster<text:alphabetical-index-mark-end text:id="IMark59860120"/><text:alphabetical-index-mark-end text:id="IMark59839944"/><text:alphabetical-index-mark-end text:id="IMark59858120"/><text:alphabetical-index-mark-end text:id="IMark59838696"/>s ist lediglich so zu konzipieren, dass sie ausschließlich für den Laborbetrieb geeignet ist.</text:p>
      <text:h text:style-name="Heading_20_2" text:outline-level="2">2.5 Zielgruppen</text:h>
      <text:p text:style-name="BoSc.Text">Die Versuchsanordnung und Algorithmen sind für Teammitglieder der Arbeitsgruppe BuS auszuführen.</text:p>
      <text:h text:style-name="P15" text:outline-level="1">3 Systemkenndaten</text:h>
      <text:h text:style-name="Heading_20_2" text:outline-level="2">3.1 <text:alphabetical-index-mark-start text:id="IMark59842232"/><text:alphabetical-index-mark-start text:id="IMark59860888"/><text:alphabetical-index-mark-start text:id="IMark59859080"/>Algorithmus<text:alphabetical-index-mark-end text:id="IMark59859080"/><text:alphabetical-index-mark-end text:id="IMark59860888"/><text:alphabetical-index-mark-end text:id="IMark59842232"/></text:h>
      <text:p text:style-name="BoSc.Text">Der in dieser Arbeit verwendete <text:alphabetical-index-mark-start text:id="IMark59808920"/><text:alphabetical-index-mark-start text:id="IMark59837656"/><text:alphabetical-index-mark-start text:id="IMark59842232"/>Algorithmus<text:alphabetical-index-mark-end text:id="IMark59842232"/><text:alphabetical-index-mark-end text:id="IMark59837656"/><text:alphabetical-index-mark-end text:id="IMark59808920"/> zur Gewinnung der 3D-Szeneninformation ist das sog. <text:alphabetical-index-mark-start text:id="IMark59860520"/>Shape from Shadows<text:alphabetical-index-mark-end text:id="IMark59860520"/>- Verfahren (auch Shape from Darkness bezeichnet). Es ermöglicht, in Hardware ausgeführt, die Akquirierung der 3D-Daten in Echtzeit. Der <text:alphabetical-index-mark-start text:id="IMark59862152"/><text:alphabetical-index-mark-start text:id="IMark59862776"/><text:alphabetical-index-mark-start text:id="IMark59863400"/>Algorithmus<text:alphabetical-index-mark-end text:id="IMark59863400"/><text:alphabetical-index-mark-end text:id="IMark59862776"/><text:alphabetical-index-mark-end text:id="IMark59862152"/> wird mit Blick auf ein mögliches größeres Sensorcluster implementiert. Das bedeutet, dass Nachbarschaftsverhältnisse und Überlappungen des Sichtbereichs berücksichtigt werden. Um viele Informationen aus den Daten gewinnen zu können, wird die Lichtquelle zur Schattenerzeugung entlang einer kreisförmigen Trajektorie „bewegt“. Technisch wird die Bewegung von mehreren ortsfesten LED' s umgesetzt um die Szene zu beleuchten. Das Ergebnis der Rekonstruktion ist von der gewählten Trajektorie abhängig. Eine optimale Bahn ist daher zu finden, entsprechend werden die LED' s am Sensorcluster angeordnet.</text:p>
      <text:h text:style-name="Heading_20_3" text:outline-level="3">3.1.1 Simulation des <text:alphabetical-index-mark-start text:id="IMark59838472"/><text:alphabetical-index-mark-start text:id="IMark59841896"/><text:alphabetical-index-mark-start text:id="IMark59840456"/>Algorithmus<text:alphabetical-index-mark-end text:id="IMark59840456"/><text:alphabetical-index-mark-end text:id="IMark59841896"/><text:alphabetical-index-mark-end text:id="IMark59838472"/></text:h>
      <text:p text:style-name="BoSc.Text">Für die Simulation des Hardware<text:alphabetical-index-mark-start text:id="IMark59857784"/><text:alphabetical-index-mark-start text:id="IMark59860936"/><text:alphabetical-index-mark-start text:id="IMark59858504"/>algorithmus<text:alphabetical-index-mark-end text:id="IMark59858504"/><text:alphabetical-index-mark-end text:id="IMark59860936"/><text:alphabetical-index-mark-end text:id="IMark59857784"/> wird das Simulationswerkzeug der Firma ALTERA eingesetzt. Es wird entsprechend in Betrieb genommen und beschleunigt die Entwicklung der Hardwarealgorithmen.</text:p>
      <text:h text:style-name="Heading_20_3" text:outline-level="3">3.1.2 Verifizierung des <text:alphabetical-index-mark-start text:id="IMark59857048"/><text:alphabetical-index-mark-start text:id="IMark59841896"/><text:alphabetical-index-mark-start text:id="IMark59838472"/>Algorithmus<text:alphabetical-index-mark-end text:id="IMark59838472"/><text:alphabetical-index-mark-end text:id="IMark59841896"/><text:alphabetical-index-mark-end text:id="IMark59857048"/> und Vermessung der Szene</text:h>
      <text:p text:style-name="BoSc.Text">In den ersten Entwicklungsschritten werden die Ergebnisse der Simulation des Hardware<text:alphabetical-index-mark-start text:id="IMark59857784"/><text:alphabetical-index-mark-start text:id="IMark59841448"/><text:alphabetical-index-mark-start text:id="IMark59861864"/>algorithmus<text:alphabetical-index-mark-end text:id="IMark59861864"/><text:alphabetical-index-mark-end text:id="IMark59841448"/><text:alphabetical-index-mark-end text:id="IMark59857784"/> mittels Matlab R2010a zusätzlich verifiziert und die Szene vermessen. Mit diesem Werkzeug ist es sehr einfach die Szenendaten zu visualisieren und im Anschluss zu Vermessen.</text:p>
      <text:h text:style-name="Heading_20_2" text:outline-level="2"><text:soft-page-break/>3.2 Hardware</text:h>
      <text:p text:style-name="BoSc.Text">Die Hardware dient dazu die Bilddaten zu verarbeiten und mit dem gewählten <text:alphabetical-index-mark-start text:id="IMark59857048"/><text:alphabetical-index-mark-start text:id="IMark59841448"/>Algorithmus<text:alphabetical-index-mark-end text:id="IMark59841448"/><text:alphabetical-index-mark-end text:id="IMark59857048"/> auszuwerten. Es werden im Versuchsaufbau zunächst vier Kameras verwendet. Die Beleuchtung der Szene übernehmen mehrere Leuchtdioden.</text:p>
      <text:h text:style-name="Heading_20_3" text:outline-level="3">3.2.1 <text:alphabetical-index-mark-start text:id="IMark59857784"/><text:alphabetical-index-mark-start text:id="IMark59841448"/><text:alphabetical-index-mark-start text:id="IMark59861352"/><text:alphabetical-index-mark-start text:id="IMark59842232"/>Minicluster<text:alphabetical-index-mark-end text:id="IMark59842232"/><text:alphabetical-index-mark-end text:id="IMark59861352"/><text:alphabetical-index-mark-end text:id="IMark59841448"/><text:alphabetical-index-mark-end text:id="IMark59857784"/> (Kameraanordnung und Beleuchtung)</text:h>
      <text:p text:style-name="BoSc.Text">Für das <text:alphabetical-index-mark-start text:id="IMark59857784"/><text:alphabetical-index-mark-start text:id="IMark59858504"/><text:alphabetical-index-mark-start text:id="IMark59841896"/><text:alphabetical-index-mark-start text:id="IMark59859432"/>Minicluster<text:alphabetical-index-mark-end text:id="IMark59859432"/><text:alphabetical-index-mark-end text:id="IMark59841896"/><text:alphabetical-index-mark-end text:id="IMark59858504"/><text:alphabetical-index-mark-end text:id="IMark59857784"/> werden vier Kameramodule des Typs: Kamerakopf KK 752 so angeordnet, dass sie die Szeneninformationen aufnehmen können und eine Weiterverarbeitung möglich ist. Die Anordnung entspricht einem 2x2 Cluster. Am Cluster sind zusätzlich, gemäß der Forderung im Lastenheft, <text:s/>Leuchtdioden angebracht.</text:p>
      <text:h text:style-name="Heading_20_4" text:outline-level="4">3.2.1.1 Szenenbeleuchtung und Schattenerzeugung</text:h>
      <text:p text:style-name="BoSc.Text">Die Leuchtdioden dienen der gezielten Schattengenerierung für die 3D- Rekonstruktion. Sie werden in einer Anordnung mit den Kameras platziert. Die Ansteuerung wird manuell erfolgen. Um ein gutes Rekonstruktionsergebnis zu erzielen sollen mit der Anordnung verschiedene Trajektorien der Lichtquelle möglich sein. Aufgrund der Forderung nach einem hellen um homogenen Lichtkegel werden Power- LED' s verwendet.</text:p>
      <text:h text:style-name="Heading_20_3" text:outline-level="3">3.2.3 Hardwareplattform</text:h>
      <text:p text:style-name="BoSc.Text">Als Modul für die Auswertung wird das System <text:alphabetical-index-mark-start text:id="IMark59841192"/>MiniQuadrix<text:alphabetical-index-mark-end text:id="IMark59841192"/> II eingesetzt. Es zeichnet sich durch einen Leistungsstarken FPGA der Cyclone Familie aus. Auf dem Modul werden die Hardwarealgorithmen implementiert. Auf der <text:alphabetical-index-mark-start text:id="IMark59857784"/>MiniQuadrix<text:alphabetical-index-mark-end text:id="IMark59857784"/> II steht ein Betriebssystem (ucLinux) und eine API zu Verfügung, daher ist es sehr gut als Projektplattform geeignet. Sie ist in der Lage die vier Kameras des Sensorclusters direkt zu betreiben.</text:p>
      <text:h text:style-name="Heading_20_2" text:outline-level="2"><text:soft-page-break/>3.3 <text:alphabetical-index-mark-start text:id="IMark59808920"/><text:alphabetical-index-mark-start text:id="IMark59835192"/><text:alphabetical-index-mark-start text:id="IMark59841896"/><text:alphabetical-index-mark-start text:id="IMark59838472"/>Software<text:alphabetical-index-mark-end text:id="IMark59838472"/><text:alphabetical-index-mark-end text:id="IMark59841896"/><text:alphabetical-index-mark-end text:id="IMark59835192"/><text:alphabetical-index-mark-end text:id="IMark59808920"/></text:h>
      <text:p text:style-name="BoSc.Text">Für die Anforderungen müssen mehrere kleinere <text:alphabetical-index-mark-start text:id="IMark59857048"/><text:alphabetical-index-mark-start text:id="IMark59858872"/><text:alphabetical-index-mark-start text:id="IMark59840456"/>Programm<text:alphabetical-index-mark-end text:id="IMark59840456"/><text:alphabetical-index-mark-end text:id="IMark59858872"/><text:alphabetical-index-mark-end text:id="IMark59857048"/>e entwickelt werden. Die <text:alphabetical-index-mark-start text:id="IMark59842232"/><text:alphabetical-index-mark-start text:id="IMark59860296"/><text:alphabetical-index-mark-start text:id="IMark59841192"/>Programm<text:alphabetical-index-mark-end text:id="IMark59841192"/><text:alphabetical-index-mark-end text:id="IMark59860296"/><text:alphabetical-index-mark-end text:id="IMark59842232"/>iersprache ist für alle <text:alphabetical-index-mark-start text:id="IMark59864520"/><text:alphabetical-index-mark-start text:id="IMark59865144"/><text:alphabetical-index-mark-start text:id="IMark59865768"/>Programm<text:alphabetical-index-mark-end text:id="IMark59865768"/><text:alphabetical-index-mark-end text:id="IMark59865144"/><text:alphabetical-index-mark-end text:id="IMark59864520"/>teile des Embedded- Systems C und konform zum <text:bookmark text:name="C99"/>C99-Standard. Die Client<text:alphabetical-index-mark-start text:id="IMark59868744"/><text:alphabetical-index-mark-start text:id="IMark59869368"/>programm<text:alphabetical-index-mark-end text:id="IMark59869368"/><text:alphabetical-index-mark-end text:id="IMark59868744"/>e werden in C++. Ein Win32 Client wird voraussichtlich mit C# und der .Net Umgebung realisiert. Für die Versionsverwaltung wird ein git-Verzeichnis angelegt. In diesem werden alle <text:alphabetical-index-mark-start text:id="IMark59872392"/><text:alphabetical-index-mark-start text:id="IMark59873016"/>Programm<text:alphabetical-index-mark-end text:id="IMark59873016"/><text:alphabetical-index-mark-end text:id="IMark59872392"/>teile gesammelt.</text:p>
      <text:h text:style-name="Heading_20_3" text:outline-level="3">3.3.1 Übertragung zum PC</text:h>
      <text:p text:style-name="BoSc.Text">Gemäß den <text:alphabetical-index-mark-start text:id="IMark59835192"/><text:alphabetical-index-mark-start text:id="IMark59861496"/><text:alphabetical-index-mark-start text:id="IMark59838808"/><text:alphabetical-index-mark-start text:id="IMark59858840"/>Wunschkriterien<text:alphabetical-index-mark-end text:id="IMark59858840"/><text:alphabetical-index-mark-end text:id="IMark59838808"/><text:alphabetical-index-mark-end text:id="IMark59861496"/><text:alphabetical-index-mark-end text:id="IMark59835192"/> wird ein Mechanismus implementiert, der die gewonnen Szeneninformationen auf einen PC überträgt und dort darstellt. Auf dem PC wird zur Darstellung ein beliebiges 3D-Modellierungswerkzeug verwendet werden (z. B. Solidworks, 3ds Max etc.). Die Übertragenen Szeneninformationen werden in einem dazu kompatiblen Format (voraussichtlich Heightmap siehe [WIKI01]) gespeichert.</text:p>
      <text:h text:style-name="Heading_20_4" text:outline-level="4">3.3.1.1 Server<text:alphabetical-index-mark-start text:id="IMark59835192"/><text:alphabetical-index-mark-start text:id="IMark59861496"/><text:alphabetical-index-mark-start text:id="IMark59862472"/>programm<text:alphabetical-index-mark-end text:id="IMark59862472"/><text:alphabetical-index-mark-end text:id="IMark59861496"/><text:alphabetical-index-mark-end text:id="IMark59835192"/></text:h>
      <text:p text:style-name="BoSc.Text">Auf dem <text:alphabetical-index-mark-start text:id="IMark59835192"/>MiniQuadrix<text:alphabetical-index-mark-end text:id="IMark59835192"/>- Modul wird es einen Serverdienst geben. Er kann die gewonnenen Informationen an einen PC auf Anfrage übertragen. Der Server wird über ein einfaches <text:alphabetical-index-mark-start text:id="IMark59841896"/><text:alphabetical-index-mark-start text:id="IMark59840792"/><text:alphabetical-index-mark-start text:id="IMark59841416"/><text:alphabetical-index-mark-start text:id="IMark59860088"/>Protokoll<text:alphabetical-index-mark-end text:id="IMark59860088"/><text:alphabetical-index-mark-end text:id="IMark59841416"/><text:alphabetical-index-mark-end text:id="IMark59840792"/><text:alphabetical-index-mark-end text:id="IMark59841896"/> verfügen, das es möglich macht die Szeneninformationen zu einen PC zu übertragen. Das <text:alphabetical-index-mark-start text:id="IMark59863912"/><text:alphabetical-index-mark-start text:id="IMark59864568"/><text:alphabetical-index-mark-start text:id="IMark59865224"/>Programm<text:alphabetical-index-mark-end text:id="IMark59865224"/><text:alphabetical-index-mark-end text:id="IMark59864568"/><text:alphabetical-index-mark-end text:id="IMark59863912"/> wird abgeleitet aus dem Projekt: <text:alphabetical-index-mark-start text:id="IMark59867720"/>MiniQuadrix<text:alphabetical-index-mark-end text:id="IMark59867720"/>-Server, das bereits in der Arbeitsgruppe BuS erstellt wurde. Das <text:alphabetical-index-mark-start text:id="IMark59869480"/>MiniQuadrix<text:alphabetical-index-mark-end text:id="IMark59869480"/>- <text:alphabetical-index-mark-start text:id="IMark59871896"/>Protokoll<text:alphabetical-index-mark-end text:id="IMark59871896"/> verwendet TCP/ IP zur sicheren Übertragung. Nähere Angaben zum <text:alphabetical-index-mark-start text:id="IMark59874056"/><text:alphabetical-index-mark-start text:id="IMark59874680"/><text:alphabetical-index-mark-start text:id="IMark59875304"/><text:alphabetical-index-mark-start text:id="IMark59875928"/>Protokoll<text:alphabetical-index-mark-end text:id="IMark59875928"/><text:alphabetical-index-mark-end text:id="IMark59875304"/><text:alphabetical-index-mark-end text:id="IMark59874680"/><text:alphabetical-index-mark-end text:id="IMark59874056"/> und Funktionen des Servers sind der Dokumentation des <text:alphabetical-index-mark-start text:id="IMark59878568"/>MiniQuadrix<text:alphabetical-index-mark-end text:id="IMark59878568"/>- Servers [MQSDOKU] zu entnehmen. Der Server ermöglicht außerdem die Parametrierung des Moduls, wie die Einstellung der Kameras und Zugriff auf Register des Moduls von der Client<text:alphabetical-index-mark-start text:id="IMark59880200"/>software<text:alphabetical-index-mark-end text:id="IMark59880200"/> aus.</text:p>
      <text:h text:style-name="Heading_20_4" text:outline-level="4"><text:soft-page-break/>3.3.1.2 Client<text:alphabetical-index-mark-start text:id="IMark59835192"/><text:alphabetical-index-mark-start text:id="IMark59838472"/><text:alphabetical-index-mark-start text:id="IMark59870360"/>programm<text:alphabetical-index-mark-end text:id="IMark59870360"/><text:alphabetical-index-mark-end text:id="IMark59838472"/><text:alphabetical-index-mark-end text:id="IMark59835192"/></text:h>
      <text:p text:style-name="BoSc.Text">Im ersten Schritt wird ein Linux Client erstellt. Wie bereits der Server wird es von dem Client des <text:alphabetical-index-mark-start text:id="IMark59861128"/>MiniQuadrix<text:alphabetical-index-mark-end text:id="IMark59861128"/>-Server Projektes abgeleitet, das beschleunigt die Entwicklung.</text:p>
      <text:p text:style-name="BoSc.Text">Wenn es die Entwicklungszeit zulässt wird ein Win32-Client erstellt. Die Entwicklungsumgebung für diesen Client ist das Visual Studio 2008.</text:p>
      <text:h text:style-name="Heading_20_3" text:outline-level="3">3.3.2 Simulationsdaten</text:h>
      <text:p text:style-name="BoSc.Text">Für die Erstellung des Simulationsdaten aus einem Bild im Bitmap Format wird es ein zusätzliches <text:alphabetical-index-mark-start text:id="IMark59835192"/>Programm<text:alphabetical-index-mark-end text:id="IMark59835192"/> geben. Voraussichtlich wird es durch eine Win32 Anwendung realisiert. Die Entwicklungsumgebung ist auch hierfür das Visual Studio 2008.</text:p>
      <text:h text:style-name="P13" text:outline-level="2">4 Benutzeroberfläche</text:h>
      <text:h text:style-name="Heading_20_3" text:outline-level="3">4.1 Benuztermodell</text:h>
      <text:p text:style-name="BoSc.Text">Es liegen keine Anforderungen vor.</text:p>
      <text:h text:style-name="Heading_20_3" text:outline-level="3">4.2 Kommunikationstrategie</text:h>
      <text:p text:style-name="BoSc.Text">Um die Daten vom Modul zu einem PC zu übertragen wird das <text:alphabetical-index-mark-start text:id="IMark59857048"/>MiniQuadrix<text:alphabetical-index-mark-end text:id="IMark59857048"/>- <text:alphabetical-index-mark-start text:id="IMark59858120"/><text:alphabetical-index-mark-start text:id="IMark59838808"/>Protokoll<text:alphabetical-index-mark-end text:id="IMark59838808"/><text:alphabetical-index-mark-end text:id="IMark59858120"/> eingesetzt, siehe Dokumentation [MQSDOKU].</text:p>
      <text:h text:style-name="Heading_20_3" text:outline-level="3">4.3 Kommunikationsaufbau</text:h>
      <text:p text:style-name="BoSc.Text">Über den Aufbau der Kommunikation zwischen Client und Server gibt die Dokumentation [MQSDOKU] Auskunft.</text:p>
      <text:h text:style-name="Heading_20_3" text:outline-level="3">4.4 Benuzterdokumentation</text:h>
      <text:p text:style-name="BoSc.Text">Die Dokumentation erfolgt in Form der schriftlichen Bachelorarbeit nach den Maßgaben in Kap. 5.2.</text:p>
      <text:h text:style-name="Heading_20_1" text:outline-level="1">5. Qualitätsziele</text:h>
      <text:h text:style-name="Heading_20_2" text:outline-level="2">5.1 Recherchen und Stand der Technik</text:h>
      <text:p text:style-name="BoSc.Text">Die Daten, die zur Recherche herangezogen werden, sollten möglichst aktuell sein. Der Konzeptentwurf sollte mit Hilfe modernster Notation ansprechend gestaltet werden. Die Umsetzung sollte zuverlässig sein. Die genutzten <text:alphabetical-index-mark-start text:id="IMark59857048"/>Software<text:alphabetical-index-mark-end text:id="IMark59857048"/>werkzeuge sollen zukunftsorientiert ausgewählt werden.</text:p>
      <text:h text:style-name="P13" text:outline-level="2">5.2 Dokumentation</text:h>
      <text:p text:style-name="BoSc.Text">Sämtliche Textdokumente sind kompatibel zu Microsoft Word 2003 oder Word 2007 zu erstellen. Als Formatvorlage ist das Dokument [How10-2] zu verwenden.</text:p>
      <text:h text:style-name="Heading_20_1" text:outline-level="1">6 Entwicklungswerkzeuge</text:h>
      <text:p text:style-name="BoSc.Text">Die Werkzeuge mit denen die Hard- und <text:alphabetical-index-mark-start text:id="IMark59857048"/>Software<text:alphabetical-index-mark-end text:id="IMark59857048"/> entwickelt wird werden so ausgewählt das sie zukunftssicher sind oder mindestens ein einfache Portierung ermöglichen. Alle unten aufgeführten <text:alphabetical-index-mark-start text:id="IMark59858792"/>Programm<text:alphabetical-index-mark-end text:id="IMark59858792"/>e liegen entsprechend in der Arbeitsgruppe vor.</text:p>
      <text:h text:style-name="Heading_20_2" text:outline-level="2">6.1. Hardware-Entwicklungswerkzeuge</text:h>
      <text:p text:style-name="BoSc.Text">Für der FPGA- Hardwarealgorithmen werden die in der Arbeitsgruppe BuS verwendeten <text:alphabetical-index-mark-start text:id="IMark59857048"/>Programm<text:alphabetical-index-mark-end text:id="IMark59857048"/>e des Herstellers ALTERA benutzt. Auch der verwendete Simulator ist Teil dieser <text:alphabetical-index-mark-start text:id="IMark59840792"/>Programm<text:alphabetical-index-mark-end text:id="IMark59840792"/>suite. Das für die Verifikation des <text:alphabetical-index-mark-start text:id="IMark59842472"/>Algorithmus<text:alphabetical-index-mark-end text:id="IMark59842472"/> vorgesehene <text:alphabetical-index-mark-start text:id="IMark59840424"/>Programm<text:alphabetical-index-mark-end text:id="IMark59840424"/> Matlab liegt in der Version 7.10 (R2010a) vor.</text:p>
      <text:h text:style-name="Heading_20_2" text:outline-level="2">6.2 <text:alphabetical-index-mark-start text:id="IMark59857048"/>Software<text:alphabetical-index-mark-end text:id="IMark59857048"/>-Entwicklungswerkzeuge</text:h>
      <text:p text:style-name="BoSc.Text">Für die Entwicklung des Embedded-<text:alphabetical-index-mark-start text:id="IMark59861128"/>Programm<text:alphabetical-index-mark-end text:id="IMark59861128"/>codes in C wird der Open-Source-Editor Kate verwendet. Als Compiler dient der von ALTERA bereitgestellte gcc. Das Linux Client<text:alphabetical-index-mark-start text:id="IMark59859272"/>programm<text:alphabetical-index-mark-end text:id="IMark59859272"/> wird mit dem selben Editor entwickelt und entsprechen compiliert. Für die Entwicklung des Win32- wird das Microsoft Visual Studio in der Version 2008 verwendet.</text:p>
      <text:h text:style-name="P15" text:outline-level="1">7. Projektmanagement</text:h>
      <text:p text:style-name="BoSc.Text">Projektlaufzeit:<text:tab/><text:tab/>12 Wochen.</text:p>
      <text:p text:style-name="BoSc.Text">Beginn:<text:tab/><text:tab/><text:tab/>20. KW</text:p>
      <table:table table:name="Table1" table:style-name="Table1">
        <table:table-column table:style-name="Table1.A"/>
        <table:table-column table:style-name="Table1.B"/>
        <table:table-column table:style-name="Table1.C" table:number-columns-repeated="11"/>
        <table:table-column table:style-name="Table1.N"/>
        <table:table-row>
          <table:table-cell table:style-name="Table1.A1" office:value-type="string">
            <text:p text:style-name="Table_20_Heading">Vorgänge</text:p>
          </table:table-cell>
          <table:table-cell table:style-name="Table1.A1" office:value-type="string">
            <text:p text:style-name="Table_20_Heading">Ressource</text:p>
          </table:table-cell>
          <table:table-cell table:style-name="Table1.C1" table:number-columns-spanned="12" office:value-type="string">
            <text:p text:style-name="Table_20_Heading">KW</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
          </table:table-cell>
          <table:table-cell table:style-name="Table1.A2" office:value-type="string">
            <text:p text:style-name="Table_20_Heading"/>
          </table:table-cell>
          <table:table-cell table:style-name="Table1.C2" office:value-type="float" office:value="20">
            <text:p text:style-name="Table_20_Heading">20</text:p>
          </table:table-cell>
          <table:table-cell table:style-name="Table1.C2" office:value-type="float" office:value="21">
            <text:p text:style-name="Table_20_Heading">21</text:p>
          </table:table-cell>
          <table:table-cell table:style-name="Table1.C2" office:value-type="float" office:value="22">
            <text:p text:style-name="Table_20_Heading">22</text:p>
          </table:table-cell>
          <table:table-cell table:style-name="Table1.C2" office:value-type="float" office:value="23">
            <text:p text:style-name="Table_20_Heading">23</text:p>
          </table:table-cell>
          <table:table-cell table:style-name="Table1.C2" office:value-type="float" office:value="24">
            <text:p text:style-name="Table_20_Heading">24</text:p>
          </table:table-cell>
          <table:table-cell table:style-name="Table1.C2" office:value-type="float" office:value="25">
            <text:p text:style-name="Table_20_Heading">25</text:p>
          </table:table-cell>
          <table:table-cell table:style-name="Table1.C2" office:value-type="float" office:value="26">
            <text:p text:style-name="Table_20_Heading">26</text:p>
          </table:table-cell>
          <table:table-cell table:style-name="Table1.C2" office:value-type="float" office:value="27">
            <text:p text:style-name="Table_20_Heading">27</text:p>
          </table:table-cell>
          <table:table-cell table:style-name="Table1.C2" office:value-type="float" office:value="28">
            <text:p text:style-name="Table_20_Heading">28</text:p>
          </table:table-cell>
          <table:table-cell table:style-name="Table1.C2" office:value-type="float" office:value="29">
            <text:p text:style-name="Table_20_Heading">29</text:p>
          </table:table-cell>
          <table:table-cell table:style-name="Table1.C2" office:value-type="float" office:value="30">
            <text:p text:style-name="Table_20_Heading">30</text:p>
          </table:table-cell>
          <table:table-cell table:style-name="Table1.N2" office:value-type="float" office:value="31">
            <text:p text:style-name="Table_20_Heading">31</text:p>
          </table:table-cell>
        </table:table-row>
        <table:table-row>
          <table:table-cell table:style-name="Table1.A3" office:value-type="string">
            <text:p text:style-name="Table_20_Contents">Recherche</text:p>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Bestellung LEDs</text:p>
          </table:table-cell>
          <table:table-cell table:style-name="Table1.A3" office:value-type="string">
            <text:p text:style-name="Table_20_Contents">FH-Ge</text:p>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Schaltungsplanung</text:p>
          </table:table-cell>
          <table:table-cell table:style-name="Table1.A3" office:value-type="string">
            <text:p text:style-name="Table_20_Contents">FH-Ge</text:p>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Schaltungsanordnung</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D6" office:value-type="string">
            <text:p text:style-name="Table_20_Contents"/>
          </table:table-cell>
          <table:table-cell table:style-name="Table1.A2" office:value-type="string">
            <text:p text:style-name="Table_20_Contents">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text:alphabetical-index-mark-start text:id="IMark59858040"/>Algorithmus<text:alphabetical-index-mark-end text:id="IMark59858040"/>erstellung</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text:alphabetical-index-mark-start text:id="IMark59839448"/>Programm<text:alphabetical-index-mark-end text:id="IMark59839448"/>ieren (Stimulidaten)</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D6"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text:alphabetical-index-mark-start text:id="IMark59861128"/>Algorithmus<text:alphabetical-index-mark-end text:id="IMark59861128"/>verifikation</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text:alphabetical-index-mark-start text:id="IMark59808920"/>Programm<text:alphabetical-index-mark-end text:id="IMark59808920"/>ieren (Server)</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D6"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text:alphabetical-index-mark-start text:id="IMark59839448"/>Programm<text:alphabetical-index-mark-end text:id="IMark59839448"/>ieren (Client/Linux)</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D6"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D6"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text:alphabetical-index-mark-start text:id="IMark59861128"/>Programm<text:alphabetical-index-mark-end text:id="IMark59861128"/>ieren (Client/Win32)</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D6" office:value-type="string">
            <text:p text:style-name="Table_20_Contents"/>
          </table:table-cell>
          <table:table-cell table:style-name="Table1.D6" office:value-type="string">
            <text:p text:style-name="Table_20_Contents"/>
          </table:table-cell>
          <table:table-cell table:style-name="Table1.N3" office:value-type="string">
            <text:p text:style-name="Table_20_Contents"/>
          </table:table-cell>
        </table:table-row>
        <table:table-row>
          <table:table-cell table:style-name="Table1.A3" office:value-type="string">
            <text:p text:style-name="Table_20_Contents">Dokumentation</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A2" office:value-type="string">
            <text:p text:style-name="Table_20_Contents">X</text:p>
          </table:table-cell>
          <table:table-cell table:style-name="Table1.N13" office:value-type="string">
            <text:p text:style-name="Table_20_Contents">X</text:p>
          </table:table-cell>
        </table:table-row>
        <table:table-row>
          <table:table-cell table:style-name="Table1.A3" office:value-type="string">
            <text:p text:style-name="Table_20_Contents">Präsentation</text:p>
          </table:table-cell>
          <table:table-cell table:style-name="Table1.A3" office:value-type="string">
            <text:p text:style-name="Table_20_Contents">Beamer</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N13" office:value-type="string">
            <text:p text:style-name="Table_20_Contents">X</text:p>
          </table:table-cell>
        </table:table-row>
      </table:table>
      <text:p text:style-name="P7">Tabelle <text:sequence text:ref-name="refTable0" text:name="Table" text:formula="ooow:Table+1" style:num-format="1">1</text:sequence>: Projektablaufplan</text:p>
      <text:h text:style-name="P14" text:outline-level="1"/>
      <text:h text:style-name="P15" text:outline-level="1">8. Anhänge</text:h>
      <text:h text:style-name="Heading_20_2" text:outline-level="2">8.1 Abkürzungen</text:h>
      <text:p text:style-name="P4">KW<text:tab/><text:tab/><text:tab/>Kalenderwoche</text:p>
      <text:p text:style-name="BoSc.Text">FPGA<text:tab/><text:tab/><text:tab/>Field <text:alphabetical-index-mark-start text:id="IMark59861128"/>Programm<text:alphabetical-index-mark-end text:id="IMark59861128"/>able Gate Array</text:p>
      <text:p text:style-name="P4">TCP/ IP<text:tab/><text:tab/>Transmission Control Protocol/ Internet Protocol</text:p>
      <text:p text:style-name="BoSc.Text">FH- Ge<text:tab/><text:tab/>Fachhochschule Gelsenkirchen</text:p>
      <text:p text:style-name="BoSc.Text">BuS<text:tab/><text:tab/><text:tab/>Bauelemente und Schaltungstechnik</text:p>
      <text:h text:style-name="Heading_20_2" text:outline-level="2">8.2 Glossar</text:h>
      <text:p text:style-name="BoSc.Text">Wikipedia<text:tab/>Freie Enzyklopädie</text:p>
      <text:p text:style-name="BoSc.Text">Matlab<text:tab/><text:tab/><text:alphabetical-index-mark-start text:id="IMark59839448"/>Software<text:alphabetical-index-mark-end text:id="IMark59839448"/> zur Lösung mathematischer Probleme und zur grafischen Darstellung </text:p>
      <text:p text:style-name="BoSc.Text">.Net<text:tab/><text:tab/><text:tab/>Laufzeitumgebung (Framework) von Microsoft</text:p>
      <text:p text:style-name="BoSc.Text">git<text:tab/><text:tab/><text:tab/>Freie <text:alphabetical-index-mark-start text:id="IMark59839448"/>Software<text:alphabetical-index-mark-end text:id="IMark59839448"/> zur verteilten Versionsverwaltung von Dateien (insbesondere gut geeignet für Quellcode)</text:p>
      <text:h text:style-name="Heading_20_2" text:outline-level="2">8.3 Literaturquellen</text:h>
      <text:p text:style-name="BoSc.Text">[MQSDOKU]<text:tab/>Gnip, C.; Dokumentation Miniquadrix <text:alphabetical-index-mark-start text:id="IMark59859736"/>Protokoll<text:alphabetical-index-mark-end text:id="IMark59859736"/>; DokNR.: 012-605-03-01_13_dokumentation-miniquadrix_<text:alphabetical-index-mark-start text:id="IMark59842312"/>protokoll<text:alphabetical-index-mark-end text:id="IMark59842312"/>.pdf</text:p>
      <text:p text:style-name="BoSc.Text">[How10-2]<text:tab/>Howah, L.; Hausinterne Word-Vorlage zur Erstellung von Examensarbeiten; DokNr. 012-400-2902-00 Vorlage Wochenbericht.doc</text:p>
      <text:p text:style-name="BoSc.Text">[WIKI01]<text:tab/><text:tab/>Wikipedia, Heightmap/ Höhenfeld http://de.wikipedia.org/w/index.php?title=Höhenfeld&amp;oldid=57498257</text:p>
      <text:alphabetical-index text:style-name="Sect1" text:protected="true" text:name="Alphabetical Index1">
        <text:alphabetical-index-source text:alphabetical-separators="true" text:capitalize-entries="true" text:sort-algorithm="alphanumeric" fo:language="de" fo:country="DE">
          <text:index-title-template text:style-name="Index_20_Heading">Alphabetischer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3">Alphabetischer Index</text:p>
          </text:index-title>
          <text:p text:style-name="P6">A</text:p>
          <text:p text:style-name="P5">Abgrenzungskriterien<text:tab/>2, 6</text:p>
          <text:p text:style-name="P5">Algorithmus<text:tab/>2, 7f., 12f.</text:p>
          <text:p text:style-name="P6">M</text:p>
          <text:p text:style-name="P5">Minicluster<text:tab/>2, 6, 8</text:p>
          <text:p text:style-name="P5">MiniQuadrix<text:tab/>5f., 8ff.</text:p>
          <text:p text:style-name="P5">Musskriterien<text:tab/>2, 5</text:p>
          <text:p text:style-name="P6">P</text:p>
          <text:p text:style-name="P5">Programm<text:tab/>2, 9f., 12ff.</text:p>
          <text:p text:style-name="P5">Protokoll<text:tab/>10f., 14</text:p>
          <text:p text:style-name="P6">S</text:p>
          <text:p text:style-name="P5">Shape from Shadows<text:tab/>7</text:p>
          <text:p text:style-name="P5">Software<text:tab/>2f., 5, 9ff., 14</text:p>
          <text:p text:style-name="P6">W</text:p>
          <text:p text:style-name="P5">Wunschkriterien<text:tab/>2, 5, 9</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RW Palladio L2" svg:font-family="'URW Palladio L'" style:font-pitch="variable"/>
    <style:font-face style:name="URW Palladio L" svg:font-family="'URW Palladio L'" style:font-adornments="Bold" style:font-pitch="variable"/>
    <style:font-face style:name="URW Palladio L1" svg:font-family="'URW Palladio L'" style:font-adornments="Roman" style:font-pitch="variable"/>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5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BoSc.Text" style:default-outline-level="1" style:class="text" style:master-page-name="">
      <style:paragraph-properties fo:margin-left="0cm" fo:margin-right="0cm" fo:margin-top="0.4cm" fo:margin-bottom="0.199cm" fo:text-align="start" style:justify-single-word="false" fo:text-indent="0cm" style:auto-text-indent="false" style:page-number="auto" fo:background-color="transparent">
        <style:background-image/>
      </style:paragraph-properties>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BoSc.Text" style:default-outline-level="2" style:class="text" style:master-page-name="">
      <style:paragraph-properties fo:margin-left="0cm" fo:margin-right="0cm" fo:margin-top="0.6cm" fo:margin-bottom="0.4cm" fo:text-align="start" style:justify-single-word="false" fo:text-indent="0cm" style:auto-text-indent="false" style:page-number="auto" fo:background-color="#e6e6e6">
        <style:tab-stops/>
        <style:background-image/>
      </style:paragraph-properties>
      <style:text-properties style:font-name="Arial1" fo:font-size="15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199cm" style:auto-text-indent="false" fo:background-color="transparent">
        <style:tab-stops>
          <style:tab-stop style:position="16.999cm" style:type="right" style:leader-style="dotted" style:leader-text="."/>
        </style:tab-stops>
        <style:background-image/>
      </style:paragraph-properties>
      <style:text-properties style:font-name="Arial" fo:font-size="14pt" fo:font-weight="normal"/>
    </style:style>
    <style:style style:name="Contents_20_2" style:display-name="Contents 2" style:family="paragraph" style:parent-style-name="Index" style:class="index" style:master-page-name="">
      <style:paragraph-properties fo:margin-left="0.7cm" fo:margin-right="0cm" fo:margin-top="0.101cm" fo:margin-bottom="0.101cm" fo:text-indent="0cm" style:auto-text-indent="false" style:page-number="auto">
        <style:tab-stops>
          <style:tab-stop style:position="16.499cm" style:type="right" style:leader-style="dotted" style:leader-text="."/>
        </style:tab-stops>
      </style:paragraph-properties>
      <style:text-properties style:font-name="Arial" fo:font-size="14pt" fo:font-weight="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101cm" fo:margin-bottom="0.101cm" fo:text-indent="0cm" style:auto-text-indent="false" style:page-number="auto">
        <style:tab-stops>
          <style:tab-stop style:position="15.501cm" style:type="right" style:leader-style="dotted" style:leader-text="."/>
        </style:tab-stops>
      </style:paragraph-properties>
      <style:text-properties style:font-name="Arial" fo:font-size="14pt"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irstPageTitle" style:family="paragraph" style:parent-style-name="Heading_20_1" style:auto-update="true" style:default-outline-level="" style:list-style-name="" style:master-page-name="">
      <style:paragraph-properties style:page-number="auto" fo:background-color="transparent" style:shadow="none">
        <style:tab-stops/>
        <style:background-image/>
      </style:paragraph-properties>
      <style:text-properties style:font-size-asian="10.5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irstPageTitle1" style:family="paragraph" style:parent-style-name="Heading_20_2" style:default-outline-level="" style:list-style-nam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1.101cm" fo:margin-right="0cm" fo:margin-top="0.101cm" fo:margin-bottom="0.101cm" fo:text-indent="0cm" style:auto-text-indent="false">
        <style:tab-stops>
          <style:tab-stop style:position="16cm" style:type="right" style:leader-style="dotted" style:leader-text="."/>
        </style:tab-stops>
      </style:paragraph-properties>
      <style:text-properties style:font-name="Arial" fo:font-size="14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oSc.Text" style:family="paragraph" style:parent-style-name="Text_20_body" style:next-style-name="Text_20_body" style:class="text" style:master-page-name="">
      <style:paragraph-properties fo:margin-left="0cm" fo:margin-right="0cm" fo:margin-top="0cm" fo:margin-bottom="0.199cm" fo:line-height="150%" fo:text-indent="1cm" style:auto-text-indent="false" style:page-number="auto" style:shadow="none"/>
      <style:text-properties style:font-name="Arial" fo:font-size="14pt" fo:font-weight="normal" style:font-size-asian="10.5pt"/>
    </style:style>
    <style:style style:name="Heading_20_3" style:display-name="Heading 3" style:family="paragraph" style:parent-style-name="Heading" style:next-style-name="BoSc.Text" style:default-outline-level="3" style:class="text" style:master-page-name="">
      <style:paragraph-properties fo:margin-left="0cm" fo:margin-right="0cm" fo:margin-top="0.6cm" fo:margin-bottom="0.4cm" fo:text-indent="0cm" style:auto-text-indent="false" style:page-number="auto" fo:background-color="transparent" style:shadow="none">
        <style:background-image/>
      </style:paragraph-properties>
      <style:text-properties style:font-name="Arial1" fo:font-size="15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Arial1" fo:font-size="15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margin-top="0.101cm" fo:margin-bottom="0.199cm" fo:text-indent="0.499cm" style:auto-text-indent="false" style:page-number="auto" fo:background-color="transparent">
        <style:tab-stops/>
        <style:background-image/>
      </style:paragraph-properties>
      <style:text-properties style:font-name="Arial" fo:font-size="14pt" fo:font-weight="normal"/>
    </style:style>
    <style:style style:name="Heading_20_4" style:display-name="Heading 4" style:family="paragraph" style:parent-style-name="Heading" style:next-style-name="BoSc.Text" style:default-outline-level="4" style:class="text" style:master-page-name="">
      <style:paragraph-properties fo:margin-left="0cm" fo:margin-right="0cm" fo:margin-top="0.4cm" fo:margin-bottom="0.6cm" fo:text-indent="0cm" style:auto-text-indent="false" style:page-number="auto"/>
      <style:text-properties fo:font-size="15pt" fo:font-style="normal" fo:font-weight="bold" style:font-size-asian="85%" style:font-style-asian="italic" style:font-weight-asian="normal" style:font-size-complex="85%" style:font-style-complex="italic"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Arial" fo:font-size="14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1" fo:font-size="14pt" fo:font-weight="bold" style:font-size-asian="10.5pt"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Arial2"/>
    </style:style>
    <style:style style:name="MP2"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Pflichtenheft">
      <style:footer>
        <text:p text:style-name="MP1">Stand 21.4. 2010</text:p>
      </style:footer>
    </style:master-page>
    <style:master-page style:name="Inhalt" style:page-layout-name="Mpm1" style:next-style-name="Standard"/>
    <style:master-page style:name="Pflichtenheft" style:page-layout-name="Mpm2">
      <style:footer>
        <text:p text:style-name="MP2"><text:file-name text:display="name">012-605-0703-01-pflichtenheft</text:file-name> <text:tab/><text:tab/><text:page-number text:select-page="current">15</text:page-number> von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 Gnip</meta:initial-creator>
    <meta:creation-date>2010-04-18T12:13:04</meta:creation-date>
    <meta:generator>OpenOffice.org/3.1$Unix OpenOffice.org_project/310m19$Build-9420</meta:generator>
    <dc:date>2010-04-23T15:26:01</dc:date>
    <dc:creator>Christoph Gnip</dc:creator>
    <meta:editing-duration>PT14H32M55S</meta:editing-duration>
    <meta:editing-cycles>110</meta:editing-cycles>
    <meta:document-statistic meta:table-count="1" meta:image-count="0" meta:object-count="0" meta:page-count="15" meta:paragraph-count="201" meta:word-count="1716" meta:character-count="13169"/>
  </office:meta>
</office:document-meta>
</file>